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f1c2c"/>
    </style:style>
    <style:style style:name="P2" style:family="paragraph" style:parent-style-name="Standard">
      <style:paragraph-properties style:line-height-at-least="0.503cm"/>
      <style:text-properties fo:color="#ffffff" fo:background-color="#0f1c2c"/>
    </style:style>
    <style:style style:name="P3" style:family="paragraph" style:parent-style-name="Standard">
      <style:paragraph-properties style:line-height-at-least="0.503cm"/>
      <style:text-properties fo:color="#ffff00" style:font-name="Consolas" fo:font-size="10.5pt" fo:font-weight="normal" fo:background-color="#0f1c2c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ffff00"/>
    </style:style>
    <style:style style:name="T4" style:family="text">
      <style:text-properties fo:color="#ffff00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3ff23f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1</text:span> <text:span text:style-name="T3">{</text:span></text:p>
      <text:p text:style-name="P2">    <text:span text:style-name="T2">font-size:</text:span><text:span text:style-name="T5"> </text:span><text:span text:style-name="T6">50px</text:span><text:span text:style-name="T4">;</text:span></text:p>
      <text:p text:style-name="P2">    <text:span text:style-name="T2">text-align:</text:span><text:span text:style-name="T5"> </text:span><text:span text:style-name="T6">center</text:span><text:span text:style-name="T4">;</text:span></text:p>
      <text:p text:style-name="P3">}</text:p>
      <text:p text:style-name="P1"><text:span text:style-name="T1">p</text:span> <text:span text:style-name="T3">{</text:span></text:p>
      <text:p text:style-name="P2">    <text:span text:style-name="T2">font-size:</text:span><text:span text:style-name="T5"> </text:span><text:span text:style-name="T6">20px</text:span><text:span text:style-name="T4">;</text:span></text:p>
      <text:p text:style-name="P2">    <text:span text:style-name="T2">background-color:</text:span><text:span text:style-name="T5"> </text:span><text:span text:style-name="T6">lightblue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S</meta:editing-duration>
    <meta:editing-cycles>3</meta:editing-cycles>
    <meta:generator>OpenOffice/4.1.10$Win32 OpenOffice.org_project/4110m2$Build-9807</meta:generator>
    <dc:date>2023-10-07T10:50:51.89</dc:date>
    <meta:document-statistic meta:table-count="0" meta:image-count="0" meta:object-count="0" meta:page-count="1" meta:paragraph-count="8" meta:word-count="14" meta:character-count="103"/>
    <meta:user-defined meta:name="Info 1"/>
    <meta:user-defined meta:name="Info 2"/>
    <meta:user-defined meta:name="Info 3"/>
    <meta:user-defined meta:name="Info 4"/>
  </office:meta>
</office:document-meta>
</file>